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148E00000C1E626B8135.png"/>
  <manifest:file-entry manifest:media-type="image/png" manifest:full-path="Pictures/1000020100000C7100000808456798BD.png"/>
  <manifest:file-entry manifest:media-type="image/png" manifest:full-path="Pictures/1000020100000FEF00000C05907606C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-0.5437in" svg:width="10.1181in" svg:height="7.6319in" draw:z-index="0"><draw:image xlink:href="Pictures/1000020100000FEF00000C05907606CD.png" xlink:type="simple" xlink:show="embed" xlink:actuate="onLoad"/></draw:frame></text:p>
      <text:p text:style-name="Standard"><draw:frame draw:style-name="fr2" draw:name="graphics2" text:anchor-type="paragraph" svg:width="10.1181in" svg:height="5.9646in" draw:z-index="1"><draw:image xlink:href="Pictures/100002010000148E00000C1E626B8135.png" xlink:type="simple" xlink:show="embed" xlink:actuate="onLoad"/></draw:frame><text:soft-page-break/></text:p>
      <text:p text:style-name="P1"><draw:frame draw:style-name="fr1" draw:name="graphics3" text:anchor-type="paragraph" svg:x="-0.0165in" svg:y="0in" svg:width="7.4661in" svg:height="4.8193in" draw:z-index="2"><draw:image xlink:href="Pictures/1000020100000C7100000808456798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iy Ivanov</meta:initial-creator>
    <meta:creation-date>2012-06-22T18:13:37</meta:creation-date>
    <dc:date>2012-06-25T17:25:05</dc:date>
    <dc:creator>Vitaliy Ivanov</dc:creator>
    <meta:editing-duration>PT8M27S</meta:editing-duration>
    <meta:editing-cycles>2</meta:editing-cycles>
    <meta:generator>OpenOffice.org/3.4$Unix OpenOffice.org_project/340m1$Build-9590</meta:generator>
    <meta:document-statistic meta:table-count="0" meta:image-count="3" meta:object-count="0" meta:page-count="3" meta:paragraph-count="0" meta:word-count="0" meta:character-count="0"/>
  </office:meta>
</office:document-meta>
</file>